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Oktober</text:p>
          </table:table-cell>
          <table:table-cell table:number-columns-repeated="5"/>
          <table:table-cell table:style-name="ce1" office:value-type="string" calcext:value-type="string">
            <text:p>Voordat ik uren ging noteren</text:p>
          </table:table-cell>
          <table:table-cell table:style-name="ce1" office:value-type="string" calcext:value-type="string">
            <text:p>Totaal</text:p>
          </table:table-cell>
          <table:table-cell table:style-name="ce1" office:value-type="string" calcext:value-type="string">
            <text:p>Uurtarief</text:p>
          </table:table-cell>
          <table:table-cell table:style-name="ce1" office:value-type="string" calcext:value-type="string">
            <text:p>Geld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 [.E9]+[.E16]+[.E27]+[.E36]+[.E37]+[.E42]+[.E46]" office:value-type="float" office:value="16.32" calcext:value-type="float">
            <text:p>16.32</text:p>
          </table:table-cell>
          <table:table-cell office:value-type="float" office:value="16.5" calcext:value-type="float">
            <text:p>16.5</text:p>
          </table:table-cell>
          <table:table-cell table:formula="of:= ([.H2] + [.G2])* [.I2]" office:value-type="float" office:value="846.78" calcext:value-type="float">
            <text:p>846.78</text:p>
          </table:table-cell>
        </table:table-row>
        <table:table-row table:style-name="ro1">
          <table:table-cell table:style-name="ce1" office:value-type="string" calcext:value-type="string">
            <text:p>22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table:style-name="ce2" office:value-type="time" office:time-value="PT08H45M00S" calcext:value-type="time">
            <text:p>08:45:00 AM</text:p>
          </table:table-cell>
          <table:table-cell table:style-name="ce2" office:value-type="time" office:time-value="PT09H00M00S" calcext:value-type="time">
            <text:p>09:00:00 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teren van de orders naar de maat in millimeters nadat ze gestacked zij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09H15M00S" calcext:value-type="time">
            <text:p>09:15:00 AM</text:p>
          </table:table-cell>
          <table:table-cell table:style-name="ce2" office:value-type="time" office:time-value="PT09H47M00S" calcext:value-type="time">
            <text:p>09:47:00 AM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6" office:value-type="float" office:value="0.53" calcext:value-type="float">
            <text:p>0.5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23-10-202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09H10M00S" calcext:value-type="time">
            <text:p>09:10:00 AM</text:p>
          </table:table-cell>
          <table:table-cell table:style-name="ce2" office:value-type="time" office:time-value="PT09H48M00S" calcext:value-type="time">
            <text:p>09:48:00 AM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 orders weer tegen mekaar aanzetten nadat ze zijn geconverteerd naar de maat in millimeter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style-name="ce6" office:value-type="float" office:value="4.77" calcext:value-type="float">
            <text:p>4.77</text:p>
          </table:table-cell>
          <table:table-cell table:number-columns-repeated="5"/>
        </table:table-row>
        <table:table-row table:style-name="ro1">
          <table:table-cell table:style-name="ce2" office:value-type="time" office:time-value="PT10H45M00S" calcext:value-type="time">
            <text:p>10:45:00 AM</text:p>
          </table:table-cell>
          <table:table-cell table:style-name="ce2" office:value-type="time" office:time-value="PT12H35M00S" calcext:value-type="time">
            <text:p>12:35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time" office:time-value="PT15H08M00S" calcext:value-type="time">
            <text:p>03:08:00 PM</text:p>
          </table:table-cell>
          <table:table-cell table:style-name="ce2" office:value-type="time" office:time-value="PT17H22M00S" calcext:value-type="time">
            <text:p>05:22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4-10-202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08H00M00S" calcext:value-type="time">
            <text:p>08:00:00 AM</text:p>
          </table:table-cell>
          <table:table-cell table:style-name="ce2" office:value-type="time" office:time-value="PT11H37M00S" calcext:value-type="time">
            <text:p>11:37:00 AM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5.12" calcext:value-type="float">
            <text:p>5.12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15M00S" calcext:value-type="time">
            <text:p>12:15:00 PM</text:p>
          </table:table-cell>
          <table:table-cell table:style-name="ce2" office:value-type="time" office:time-value="PT13H45M00S" calcext:value-type="time">
            <text:p>01:45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nop die automatisch de orders verdeeld in goeie grids en een nieuwe aanmaakt als er geen beschikbare grid is in die kleur en rolbreed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24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table:style-name="ce3" office:value-type="time" office:time-value="PT17H36M00S" calcext:value-type="time">
            <text:p>05:36:00 PM</text:p>
          </table:table-cell>
          <table:table-cell table:style-name="ce2" office:value-type="time" office:time-value="PT19H00M00S" calcext:value-type="time">
            <text:p>07:00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euwe <text:s/>grid aanmaken als een order niet meer past in de huidige grids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D36]/60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style-name="ce2" office:value-type="time" office:time-value="PT19H45M00S" calcext:value-type="time">
            <text:p>07:45:00 PM</text:p>
          </table:table-cell>
          <table:table-cell table:style-name="ce2" office:value-type="time" office:time-value="PT20H15M00S" calcext:value-type="time">
            <text:p>08:15:00 PM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formula="of:=[.D37]/60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6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17H00M00S" calcext:value-type="time">
            <text:p>05:00:00 PM</text:p>
          </table:table-cell>
          <table:table-cell table:style-name="ce2" office:value-type="time" office:time-value="PT19H00M00S" calcext:value-type="time">
            <text:p>07:00:00 PM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duplicate lines algoritme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D42]/6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6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table:style-name="ce2" office:value-type="time" office:time-value="PT07H30M00S" calcext:value-type="time">
            <text:p>07:30:00 AM</text:p>
          </table:table-cell>
          <table:table-cell table:style-name="ce2" office:value-type="time" office:time-value="PT09H30M00S" calcext:value-type="time">
            <text:p>09:30:00 AM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D46]/6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DXF function, where the orders where not properly rotated anymore (bug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plicate lines and to prime center dxf work with mm accuracy.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7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entatie en bug in duplicate lines al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table:style-name="ce2" office:value-type="time" office:time-value="PT19H00M00S" calcext:value-type="time">
            <text:p>07:00:00 PM</text:p>
          </table:table-cell>
          <table:table-cell table:style-name="ce2" office:value-type="time" office:time-value="PT21H00M00S" calcext:value-type="time">
            <text:p>09:00:00 P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8-10-2020</text:p>
          </table:table-cell>
          <table:table-cell table:number-columns-repeated="3"/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actoring → Clean code, presentat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00/00/0000</text:date>, <text:time style:data-style-name="N2" text:time-value="19:43:51.057187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49:59.027981006</meta:creation-date>
    <meta:generator>LibreOffice/5.1.6.2$Linux_X86_64 LibreOffice_project/10m0$Build-2</meta:generator>
    <dc:date>2020-10-28T19:44:00.008383217</dc:date>
    <meta:editing-duration>PT1H39M6S</meta:editing-duration>
    <meta:editing-cycles>18</meta:editing-cycles>
    <meta:document-statistic meta:table-count="1" meta:cell-count="101" meta:object-count="0"/>
  </office:meta>
</office:document-meta>
</file>